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color="#C9211E"/>
    </style:style>
    <style:style style:name="T3" style:parent-style-name="Policepardéfaut" style:family="text">
      <style:text-properties fo:font-weight="bold" style:font-weight-asian="bold" style:font-weight-complex="bold" fo:color="#00A933"/>
    </style:style>
    <style:style style:name="T4" style:parent-style-name="Policepardéfaut" style:family="text">
      <style:text-properties fo:font-weight="bold" style:font-weight-asian="bold" style:font-weight-complex="bold" fo:color="#C9211E"/>
    </style:style>
    <style:style style:name="T5" style:parent-style-name="Policepardéfaut" style:family="text">
      <style:text-properties fo:font-weight="bold" style:font-weight-asian="bold" style:font-weight-complex="bold" fo:color="#C9211E"/>
    </style:style>
    <style:style style:name="T6" style:parent-style-name="Policepardéfaut" style:family="text">
      <style:text-properties fo:font-weight="bold" style:font-weight-asian="bold" style:font-weight-complex="bold" fo:color="#00A933"/>
    </style:style>
    <style:style style:name="T7" style:parent-style-name="Policepardéfaut" style:family="text">
      <style:text-properties fo:font-weight="bold" style:font-weight-asian="bold" style:font-weight-complex="bold" fo:color="#FF0000"/>
    </style:style>
    <style:style style:name="T8" style:parent-style-name="Policepardéfaut" style:family="text">
      <style:text-properties fo:font-weight="bold" style:font-weight-asian="bold" style:font-weight-complex="bold" fo:color="#FF0000"/>
    </style:style>
    <style:style style:name="T9" style:parent-style-name="Policepardéfaut" style:family="text">
      <style:text-properties fo:font-weight="bold" style:font-weight-asian="bold" style:font-weight-complex="bold" fo:color="#00A933"/>
    </style:style>
    <style:style style:name="T10" style:parent-style-name="Policepardéfaut" style:family="text">
      <style:text-properties fo:font-weight="bold" style:font-weight-asian="bold" style:font-weight-complex="bold" fo:color="#FF0000"/>
    </style:style>
    <style:style style:name="T11" style:parent-style-name="Policepardéfaut" style:family="text">
      <style:text-properties fo:font-weight="bold" style:font-weight-asian="bold" style:font-weight-complex="bold" fo:color="#FF0000"/>
    </style:style>
    <style:style style:name="T12" style:parent-style-name="Policepardéfaut" style:family="text">
      <style:text-properties fo:font-weight="bold" style:font-weight-asian="bold" style:font-weight-complex="bold" fo:color="#FF0000"/>
    </style:style>
    <style:style style:name="T13" style:parent-style-name="Policepardéfaut" style:family="text">
      <style:text-properties fo:font-weight="bold" style:font-weight-asian="bold" style:font-weight-complex="bold" fo:color="#FF0000"/>
    </style:style>
    <style:style style:name="T14" style:parent-style-name="Policepardéfaut" style:family="text">
      <style:text-properties fo:font-weight="bold" style:font-weight-asian="bold" style:font-weight-complex="bold" fo:color="#FF0000"/>
    </style:style>
    <style:style style:name="TableColumn16" style:family="table-column">
      <style:table-column-properties style:column-width="1.7798in" style:use-optimal-column-width="false"/>
    </style:style>
    <style:style style:name="TableColumn17" style:family="table-column">
      <style:table-column-properties style:column-width="2.0048in" style:use-optimal-column-width="false"/>
    </style:style>
    <style:style style:name="TableColumn18" style:family="table-column">
      <style:table-column-properties style:column-width="1.2152in" style:use-optimal-column-width="false"/>
    </style:style>
    <style:style style:name="TableColumn19" style:family="table-column">
      <style:table-column-properties style:column-width="3.0729in" style:use-optimal-column-width="false"/>
    </style:style>
    <style:style style:name="Table15" style:family="table">
      <style:table-properties style:width="8.0729in" fo:margin-left="-0.7006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rial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rial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Arial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/>
    </style:style>
    <style:style style:name="TableCell32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/>
    </style:style>
    <style:style style:name="TableCell34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Arial"/>
    </style:style>
    <style:style style:name="TableCell36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/>
    </style:style>
    <style:style style:name="TableCell41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/>
    </style:style>
    <style:style style:name="TableCell43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Arial"/>
    </style:style>
    <style:style style:name="TableCell45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Cell50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/>
    </style:style>
    <style:style style:name="TableCell52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Arial"/>
    </style:style>
    <style:style style:name="TableCell54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/>
    </style:style>
    <style:style style:name="TableCell59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/>
    </style:style>
    <style:style style:name="TableCell61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/>
    </style:style>
    <style:style style:name="TableCell63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Arial"/>
    </style:style>
    <style:style style:name="TableCell68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/>
    </style:style>
    <style:style style:name="TableCell70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Arial"/>
    </style:style>
    <style:style style:name="TableCell72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/>
    </style:style>
    <style:style style:name="TableCell7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/>
    </style:style>
    <style:style style:name="TableCell7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Arial"/>
    </style:style>
    <style:style style:name="TableCell8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/>
    </style:style>
    <style:style style:name="TableCell8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/>
    </style:style>
    <style:style style:name="TableCell8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Arial"/>
    </style:style>
    <style:style style:name="TableCell9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Arial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/>
    </style:style>
    <style:style style:name="TableCell9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/>
    </style:style>
    <style:style style:name="TableCell9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Arial"/>
    </style:style>
    <style:style style:name="TableCell99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ria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Arial"/>
    </style:style>
    <style:style style:name="TableCell10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/>
    </style:style>
    <style:style style:name="TableCell10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/>
    </style:style>
    <style:style style:name="TableCell10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/>
    </style:style>
    <style:style style:name="TableCell11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/>
    </style:style>
    <style:style style:name="TableCell11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/>
    </style:style>
    <style:style style:name="TableCell117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/>
    </style:style>
    <style:style style:name="TableCell122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/>
    </style:style>
    <style:style style:name="TableCell124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/>
    </style:style>
    <style:style style:name="TableCell126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/>
    </style:style>
    <style:style style:name="TableCell131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/>
    </style:style>
    <style:style style:name="TableCell133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/>
    </style:style>
    <style:style style:name="TableCell135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/>
    </style:style>
    <style:style style:name="TableCell140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/>
    </style:style>
    <style:style style:name="TableCell142" style:family="table-cell">
      <style:table-cell-properties fo:border-top="none" fo:border-left="0.0034in solid #000000" fo:border-bottom="0.0034in solid #000000" fo:border-right="none" fo:background-color="#B4C7DC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/>
    </style:style>
    <style:style style:name="TableCell144" style:family="table-cell">
      <style:table-cell-properties fo:border-top="none" fo:border-left="0.0034in solid #000000" fo:border-bottom="0.0034in solid #000000" fo:border-right="0.0034in solid #000000" fo:background-color="#B4C7DC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/>
    </style:style>
    <style:style style:name="TableCell14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/>
    </style:style>
    <style:style style:name="TableCell15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/>
    </style:style>
    <style:style style:name="TableCell15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/>
    </style:style>
    <style:style style:name="TableCell15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/>
    </style:style>
    <style:style style:name="TableCell160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/>
    </style:style>
    <style:style style:name="TableCell16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/>
    </style:style>
    <style:style style:name="TableCell16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/>
    </style:style>
    <style:style style:name="TableCell16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/>
    </style:style>
    <style:style style:name="TableCell17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/>
    </style:style>
  </office:automatic-styles>
  <office:body>
    <office:text text:use-soft-page-breaks="true">
      <text:p text:style-name="P1">La Bibliothèque d'un syndicat intercommunal consiste en 5<text:s/><text:span text:style-name="T2">points de prêt</text:span>.</text:p>
      <text:p text:style-name="Standard"/>
      <text:p text:style-name="Standard">Ces centres disposent d'ordinateurs personnels interconnectés qui doivent permettre de gérer les emprunts. L'interview des bibliothécaires permet de<text:s/>déterminer les faits suivants :</text:p>
      <text:p text:style-name="Standard"/>
      <text:p text:style-name="Standard">- Un<text:s/><text:span text:style-name="T3">client</text:span><text:s/>qui s'inscrit à la bibliothèque verse une<text:s/><text:span text:style-name="T4">caution</text:span>.</text:p>
      <text:p text:style-name="Standard">- Suivant le montant de cette caution il aura le droit d'effectuer en même temps de 1 à 10<text:s/><text:span text:style-name="T5">emprunts</text:span>.</text:p>
      <text:p text:style-name="Standard">- Les emprunts durent au<text:s/>maximum 8 jours.</text:p>
      <text:p text:style-name="Standard">- Un<text:s/><text:span text:style-name="T6">livre</text:span><text:s/>est caractérisé par son<text:s/><text:span text:style-name="T7">numéro</text:span><text:s/>dans la bibliothèque (identifiant), son<text:s/><text:span text:style-name="T8">éditeur</text:span><text:s/>et <text:s text:c="6"/>son (ses)<text:s/><text:span text:style-name="T9">auteur</text:span>(s).</text:p>
      <text:p text:style-name="Standard">- On veut pouvoir obtenir, pour chaque client les<text:s/><text:span text:style-name="T10">emprunts</text:span><text:s/>qu'il a effectués (<text:span text:style-name="T11">nombre, numéro et titre du livre, date de l'emprunt</text:span>) au cours des trois derniers mois.</text:p>
      <text:p text:style-name="Standard">- Toutes les semaines, on édite la liste des emprunteurs en retard :<text:s/><text:span text:style-name="T12">nom et adresse du client, date de l'emprunt, numéro(s) et titre du (des) livre(s) concerné(s)</text:span>.</text:p>
      <text:p text:style-name="Standard">- On veut enfin pouvoir connaître pour chaque livre sa<text:s/><text:span text:style-name="T13">date d'achat</text:span><text:s/>et son<text:s/><text:span text:style-name="T14">état</text:span>.</text:p>
      <text:p text:style-name="Standard"/>
      <text:p text:style-name="Standard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Mnémonique</text:p>
          </table:table-cell>
          <table:table-cell table:style-name="TableCell23">
            <text:p text:style-name="P24">Signification</text:p>
          </table:table-cell>
          <table:table-cell table:style-name="TableCell25">
            <text:p text:style-name="P26">Type</text:p>
          </table:table-cell>
          <table:table-cell table:style-name="TableCell27">
            <text:p text:style-name="P28">Contraintes</text:p>
          </table:table-cell>
        </table:table-row>
        <table:table-row table:style-name="TableRow29">
          <table:table-cell table:style-name="TableCell30">
            <text:p text:style-name="P31">customer_id</text:p>
          </table:table-cell>
          <table:table-cell table:style-name="TableCell32">
            <text:p text:style-name="P33">Identifiant du client</text:p>
          </table:table-cell>
          <table:table-cell table:style-name="TableCell34">
            <text:p text:style-name="P35">N(11)</text:p>
          </table:table-cell>
          <table:table-cell table:style-name="TableCell36">
            <text:p text:style-name="P37">Identifiant</text:p>
          </table:table-cell>
        </table:table-row>
        <table:table-row table:style-name="TableRow38">
          <table:table-cell table:style-name="TableCell39">
            <text:p text:style-name="P40">customer_firstname</text:p>
          </table:table-cell>
          <table:table-cell table:style-name="TableCell41">
            <text:p text:style-name="P42"/>
          </table:table-cell>
          <table:table-cell table:style-name="TableCell43">
            <text:p text:style-name="P44">A(50)</text:p>
          </table:table-cell>
          <table:table-cell table:style-name="TableCell45">
            <text:p text:style-name="P46">Not null</text:p>
          </table:table-cell>
        </table:table-row>
        <table:table-row table:style-name="TableRow47">
          <table:table-cell table:style-name="TableCell48">
            <text:p text:style-name="P49">customer_lastname</text:p>
          </table:table-cell>
          <table:table-cell table:style-name="TableCell50">
            <text:p text:style-name="P51"/>
          </table:table-cell>
          <table:table-cell table:style-name="TableCell52">
            <text:p text:style-name="P53">A(50)</text:p>
          </table:table-cell>
          <table:table-cell table:style-name="TableCell54">
            <text:p text:style-name="P55">Not null</text:p>
          </table:table-cell>
        </table:table-row>
        <table:table-row table:style-name="TableRow56">
          <table:table-cell table:style-name="TableCell57">
            <text:p text:style-name="P58">customer_address</text:p>
          </table:table-cell>
          <table:table-cell table:style-name="TableCell59">
            <text:p text:style-name="P60"/>
          </table:table-cell>
          <table:table-cell table:style-name="TableCell61">
            <text:p text:style-name="P62">AN(255)</text:p>
          </table:table-cell>
          <table:table-cell table:style-name="TableCell63">
            <text:p text:style-name="P64">Not null</text:p>
          </table:table-cell>
        </table:table-row>
        <table:table-row table:style-name="TableRow65">
          <table:table-cell table:style-name="TableCell66">
            <text:p text:style-name="P67">customer_deposit</text:p>
          </table:table-cell>
          <table:table-cell table:style-name="TableCell68">
            <text:p text:style-name="P69"/>
          </table:table-cell>
          <table:table-cell table:style-name="TableCell70">
            <text:p text:style-name="P71">N(3)</text:p>
          </table:table-cell>
          <table:table-cell table:style-name="TableCell72">
            <text:p text:style-name="P73">Not null</text:p>
          </table:table-cell>
        </table:table-row>
        <table:table-row table:style-name="TableRow74">
          <table:table-cell table:style-name="TableCell75">
            <text:p text:style-name="P76">book_number</text:p>
          </table:table-cell>
          <table:table-cell table:style-name="TableCell77">
            <text:p text:style-name="P78">Numéro interne du livre</text:p>
          </table:table-cell>
          <table:table-cell table:style-name="TableCell79">
            <text:p text:style-name="P80">N(11)</text:p>
          </table:table-cell>
          <table:table-cell table:style-name="TableCell81">
            <text:p text:style-name="P82">identifiant</text:p>
          </table:table-cell>
        </table:table-row>
        <table:table-row table:style-name="TableRow83">
          <table:table-cell table:style-name="TableCell84">
            <text:p text:style-name="P85">book_publisher</text:p>
          </table:table-cell>
          <table:table-cell table:style-name="TableCell86">
            <text:p text:style-name="P87"/>
          </table:table-cell>
          <table:table-cell table:style-name="TableCell88">
            <text:p text:style-name="P89">A(101)</text:p>
          </table:table-cell>
          <table:table-cell table:style-name="TableCell90">
            <text:p text:style-name="P91">Not null</text:p>
          </table:table-cell>
        </table:table-row>
        <table:table-row table:style-name="TableRow92">
          <table:table-cell table:style-name="TableCell93">
            <text:p text:style-name="P94">book_title</text:p>
          </table:table-cell>
          <table:table-cell table:style-name="TableCell95">
            <text:p text:style-name="P96"/>
          </table:table-cell>
          <table:table-cell table:style-name="TableCell97">
            <text:p text:style-name="P98">AN(255)</text:p>
          </table:table-cell>
          <table:table-cell table:style-name="TableCell99">
            <text:p text:style-name="P100">Not null</text:p>
          </table:table-cell>
        </table:table-row>
        <table:table-row table:style-name="TableRow101">
          <table:table-cell table:style-name="TableCell102">
            <text:p text:style-name="P103">book_date_purchase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D</text:p>
          </table:table-cell>
          <table:table-cell table:style-name="TableCell108">
            <text:p text:style-name="P109">Not null <text:s/>YYYY-MM-DD</text:p>
          </table:table-cell>
        </table:table-row>
        <table:table-row table:style-name="TableRow110">
          <table:table-cell table:style-name="TableCell111">
            <text:p text:style-name="P112">book_state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A(15)</text:p>
          </table:table-cell>
          <table:table-cell table:style-name="TableCell117">
            <text:p text:style-name="P118">Not null</text:p>
          </table:table-cell>
        </table:table-row>
        <table:table-row table:style-name="TableRow119">
          <table:table-cell table:style-name="TableCell120">
            <text:p text:style-name="P121">borrow_date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D</text:p>
          </table:table-cell>
          <table:table-cell table:style-name="TableCell126">
            <text:p text:style-name="P127">Not null <text:s/>YYYY-MM-DD</text:p>
          </table:table-cell>
        </table:table-row>
        <table:table-row table:style-name="TableRow128">
          <table:table-cell table:style-name="TableCell129">
            <text:p text:style-name="P130">borrow_date_return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D</text:p>
          </table:table-cell>
          <table:table-cell table:style-name="TableCell135">
            <text:p text:style-name="P136">Nullable YYYY-MM-DD <text:s/>&gt; borrow_date</text:p>
          </table:table-cell>
        </table:table-row>
        <table:table-row table:style-name="TableRow137">
          <table:table-cell table:style-name="TableCell138">
            <text:p text:style-name="P139">borrow_number</text:p>
          </table:table-cell>
          <table:table-cell table:style-name="TableCell140">
            <text:p text:style-name="P141">Identifiant de l’emprunt</text:p>
          </table:table-cell>
          <table:table-cell table:style-name="TableCell142">
            <text:p text:style-name="P143">N(11)</text:p>
          </table:table-cell>
          <table:table-cell table:style-name="TableCell144">
            <text:p text:style-name="P145">Identifiant</text:p>
          </table:table-cell>
        </table:table-row>
        <table:table-row table:style-name="TableRow146">
          <table:table-cell table:style-name="TableCell147">
            <text:p text:style-name="P148">author_id</text:p>
          </table:table-cell>
          <table:table-cell table:style-name="TableCell149">
            <text:p text:style-name="P150">Identifiant de l’auteur</text:p>
          </table:table-cell>
          <table:table-cell table:style-name="TableCell151">
            <text:p text:style-name="P152">N(11)</text:p>
          </table:table-cell>
          <table:table-cell table:style-name="TableCell153">
            <text:p text:style-name="P154">Identifiant</text:p>
          </table:table-cell>
        </table:table-row>
        <table:table-row table:style-name="TableRow155">
          <table:table-cell table:style-name="TableCell156">
            <text:p text:style-name="P157">author_firstname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A(50)</text:p>
          </table:table-cell>
          <table:table-cell table:style-name="TableCell162">
            <text:p text:style-name="P163">Not null</text:p>
          </table:table-cell>
        </table:table-row>
        <table:table-row table:style-name="TableRow164">
          <table:table-cell table:style-name="TableCell165">
            <text:p text:style-name="P166">author_lastname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A(50)</text:p>
          </table:table-cell>
          <table:table-cell table:style-name="TableCell171">
            <text:p text:style-name="P172">Not 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bah dekkoumi</meta:initial-creator>
    <dc:creator>Sabah DEKKOUMI</dc:creator>
    <meta:creation-date>2021-08-05T11:10:00Z</meta:creation-date>
    <dc:date>2021-08-05T10:25:00Z</dc:date>
    <meta:template xlink:href="Normal.dotm" xlink:type="simple"/>
    <meta:editing-cycles>1</meta:editing-cycles>
    <meta:editing-duration>PT1680S</meta:editing-duration>
    <meta:document-statistic meta:page-count="1" meta:paragraph-count="3" meta:word-count="260" meta:character-count="1692" meta:row-count="11" meta:non-whitespace-character-count="1435"/>
  </office:meta>
</office:document-meta>
</file>